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fsContainer.addComponent( final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fsContain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fsContainer.removeComponent( final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